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string" office:string-value="" calcext:value-type="error">
            <text:p>#DIV/0!</text:p>
          </table:table-cell>
          <table:table-cell table:style-name="ce3" table:formula="of:=AVERAGE([.D2:.D25])" office:value-type="string" office:string-value="" calcext:value-type="error">
            <text:p>#DIV/0!</text:p>
          </table:table-cell>
          <table:table-cell table:style-name="ce3" table:formula="of:=AVERAGE([.E2:.E25])" office:value-type="string" office:string-value="" calcext:value-type="error">
            <text:p>#DIV/0!</text:p>
          </table:table-cell>
          <table:table-cell table:style-name="ce3" table:formula="of:=AVERAGE([.F2:.F25])" office:value-type="string" office:string-value="" calcext:value-type="error">
            <text:p>#DIV/0!</text:p>
          </table:table-cell>
          <table:table-cell table:style-name="ce3" table:formula="of:=AVERAGE([.G2:.G25])" office:value-type="string" office:string-value="" calcext:value-type="error">
            <text:p>#DIV/0!</text:p>
          </table:table-cell>
          <table:table-cell table:style-name="ce3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1-unet_based (otsu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01471819196429" calcext:value-type="float">
            <text:p>0,901471819196429</text:p>
          </table:table-cell>
          <table:table-cell office:value-type="float" office:value="0.97096413216326" calcext:value-type="float">
            <text:p>0,97096413216326</text:p>
          </table:table-cell>
          <table:table-cell office:value-type="float" office:value="0.853710320542696" calcext:value-type="float">
            <text:p>0,853710320542696</text:p>
          </table:table-cell>
          <table:table-cell office:value-type="float" office:value="0.744759667509939" calcext:value-type="float">
            <text:p>0,744759667509939</text:p>
          </table:table-cell>
          <table:table-cell office:value-type="float" office:value="0.761724345053828" calcext:value-type="float">
            <text:p>0,761724345053828</text:p>
          </table:table-cell>
          <table:table-cell office:value-type="float" office:value="0.986190863001036" calcext:value-type="float">
            <text:p>0,98619086300103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37533133370536" calcext:value-type="float">
            <text:p>0,837533133370536</text:p>
          </table:table-cell>
          <table:table-cell office:value-type="float" office:value="0.854596251277026" calcext:value-type="float">
            <text:p>0,854596251277026</text:p>
          </table:table-cell>
          <table:table-cell office:value-type="float" office:value="0.81480156245341" calcext:value-type="float">
            <text:p>0,81480156245341</text:p>
          </table:table-cell>
          <table:table-cell office:value-type="float" office:value="0.687481131126094" calcext:value-type="float">
            <text:p>0,687481131126094</text:p>
          </table:table-cell>
          <table:table-cell office:value-type="float" office:value="0.778548092994986" calcext:value-type="float">
            <text:p>0,778548092994986</text:p>
          </table:table-cell>
          <table:table-cell office:value-type="float" office:value="0.88758865248227" calcext:value-type="float">
            <text:p>0,8875886524822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6355678013393" calcext:value-type="float">
            <text:p>0,916355678013393</text:p>
          </table:table-cell>
          <table:table-cell office:value-type="float" office:value="0.919518463411335" calcext:value-type="float">
            <text:p>0,919518463411335</text:p>
          </table:table-cell>
          <table:table-cell office:value-type="float" office:value="0.876335838500509" calcext:value-type="float">
            <text:p>0,876335838500509</text:p>
          </table:table-cell>
          <table:table-cell office:value-type="float" office:value="0.779891241998027" calcext:value-type="float">
            <text:p>0,779891241998027</text:p>
          </table:table-cell>
          <table:table-cell office:value-type="float" office:value="0.837027186761229" calcext:value-type="float">
            <text:p>0,837027186761229</text:p>
          </table:table-cell>
          <table:table-cell office:value-type="float" office:value="0.959840712742981" calcext:value-type="float">
            <text:p>0,959840712742981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900294712611607" calcext:value-type="float">
            <text:p>0,900294712611607</text:p>
          </table:table-cell>
          <table:table-cell office:value-type="float" office:value="0.876551409239965" calcext:value-type="float">
            <text:p>0,876551409239965</text:p>
          </table:table-cell>
          <table:table-cell office:value-type="float" office:value="0.880764939574362" calcext:value-type="float">
            <text:p>0,880764939574362</text:p>
          </table:table-cell>
          <table:table-cell office:value-type="float" office:value="0.78693472954592" calcext:value-type="float">
            <text:p>0,78693472954592</text:p>
          </table:table-cell>
          <table:table-cell office:value-type="float" office:value="0.885019173948576" calcext:value-type="float">
            <text:p>0,885019173948576</text:p>
          </table:table-cell>
          <table:table-cell office:value-type="float" office:value="0.911180133498589" calcext:value-type="float">
            <text:p>0,911180133498589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186767578125" calcext:value-type="float">
            <text:p>0,85186767578125</text:p>
          </table:table-cell>
          <table:table-cell office:value-type="float" office:value="0.862637255093852" calcext:value-type="float">
            <text:p>0,862637255093852</text:p>
          </table:table-cell>
          <table:table-cell office:value-type="float" office:value="0.838407761449565" calcext:value-type="float">
            <text:p>0,838407761449565</text:p>
          </table:table-cell>
          <table:table-cell office:value-type="float" office:value="0.721774589761226" calcext:value-type="float">
            <text:p>0,721774589761226</text:p>
          </table:table-cell>
          <table:table-cell office:value-type="float" office:value="0.815502183406113" calcext:value-type="float">
            <text:p>0,815502183406113</text:p>
          </table:table-cell>
          <table:table-cell office:value-type="float" office:value="0.884275443572324" calcext:value-type="float">
            <text:p>0,884275443572324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04460797991071" calcext:value-type="float">
            <text:p>0,804460797991071</text:p>
          </table:table-cell>
          <table:table-cell office:value-type="float" office:value="0.931596351805429" calcext:value-type="float">
            <text:p>0,931596351805429</text:p>
          </table:table-cell>
          <table:table-cell office:value-type="float" office:value="0.757010358427599" calcext:value-type="float">
            <text:p>0,757010358427599</text:p>
          </table:table-cell>
          <table:table-cell office:value-type="float" office:value="0.609023867222232" calcext:value-type="float">
            <text:p>0,609023867222232</text:p>
          </table:table-cell>
          <table:table-cell office:value-type="float" office:value="0.637533306566412" calcext:value-type="float">
            <text:p>0,637533306566412</text:p>
          </table:table-cell>
          <table:table-cell office:value-type="float" office:value="0.957174341336361" calcext:value-type="float">
            <text:p>0,957174341336361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90424455915179" calcext:value-type="float">
            <text:p>0,890424455915179</text:p>
          </table:table-cell>
          <table:table-cell office:value-type="float" office:value="0.731770944703417" calcext:value-type="float">
            <text:p>0,731770944703417</text:p>
          </table:table-cell>
          <table:table-cell office:value-type="float" office:value="0.731411229135053" calcext:value-type="float">
            <text:p>0,731411229135053</text:p>
          </table:table-cell>
          <table:table-cell office:value-type="float" office:value="0.576555023923445" calcext:value-type="float">
            <text:p>0,576555023923445</text:p>
          </table:table-cell>
          <table:table-cell office:value-type="float" office:value="0.731051867042639" calcext:value-type="float">
            <text:p>0,731051867042639</text:p>
          </table:table-cell>
          <table:table-cell office:value-type="float" office:value="0.931289849039241" calcext:value-type="float">
            <text:p>0,931289849039241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50638253348214" calcext:value-type="float">
            <text:p>0,850638253348214</text:p>
          </table:table-cell>
          <table:table-cell office:value-type="float" office:value="0.952986066160188" calcext:value-type="float">
            <text:p>0,952986066160188</text:p>
          </table:table-cell>
          <table:table-cell office:value-type="float" office:value="0.765586512671739" calcext:value-type="float">
            <text:p>0,765586512671739</text:p>
          </table:table-cell>
          <table:table-cell office:value-type="float" office:value="0.620202647274017" calcext:value-type="float">
            <text:p>0,620202647274017</text:p>
          </table:table-cell>
          <table:table-cell office:value-type="float" office:value="0.639777691375249" calcext:value-type="float">
            <text:p>0,639777691375249</text:p>
          </table:table-cell>
          <table:table-cell office:value-type="float" office:value="0.980553794123864" calcext:value-type="float">
            <text:p>0,980553794123864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36216517857143" calcext:value-type="float">
            <text:p>0,836216517857143</text:p>
          </table:table-cell>
          <table:table-cell office:value-type="float" office:value="0.952938346829151" calcext:value-type="float">
            <text:p>0,952938346829151</text:p>
          </table:table-cell>
          <table:table-cell office:value-type="float" office:value="0.791520532741398" calcext:value-type="float">
            <text:p>0,791520532741398</text:p>
          </table:table-cell>
          <table:table-cell office:value-type="float" office:value="0.654972264060835" calcext:value-type="float">
            <text:p>0,654972264060835</text:p>
          </table:table-cell>
          <table:table-cell office:value-type="float" office:value="0.676866422429339" calcext:value-type="float">
            <text:p>0,676866422429339</text:p>
          </table:table-cell>
          <table:table-cell office:value-type="float" office:value="0.971599980647346" calcext:value-type="float">
            <text:p>0,97159998064734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91226632254464" calcext:value-type="float">
            <text:p>0,891226632254464</text:p>
          </table:table-cell>
          <table:table-cell office:value-type="float" office:value="0.931711822660099" calcext:value-type="float">
            <text:p>0,931711822660099</text:p>
          </table:table-cell>
          <table:table-cell office:value-type="float" office:value="0.829107248044494" calcext:value-type="float">
            <text:p>0,829107248044494</text:p>
          </table:table-cell>
          <table:table-cell office:value-type="float" office:value="0.708098369094695" calcext:value-type="float">
            <text:p>0,708098369094695</text:p>
          </table:table-cell>
          <table:table-cell office:value-type="float" office:value="0.746859498013278" calcext:value-type="float">
            <text:p>0,746859498013278</text:p>
          </table:table-cell>
          <table:table-cell office:value-type="float" office:value="0.970095322843776" calcext:value-type="float">
            <text:p>0,970095322843776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30934361049107" calcext:value-type="float">
            <text:p>0,930934361049107</text:p>
          </table:table-cell>
          <table:table-cell office:value-type="float" office:value="0.859276536541452" calcext:value-type="float">
            <text:p>0,859276536541452</text:p>
          </table:table-cell>
          <table:table-cell office:value-type="float" office:value="0.841322943167932" calcext:value-type="float">
            <text:p>0,841322943167932</text:p>
          </table:table-cell>
          <table:table-cell office:value-type="float" office:value="0.726106500691563" calcext:value-type="float">
            <text:p>0,726106500691563</text:p>
          </table:table-cell>
          <table:table-cell office:value-type="float" office:value="0.824104234527687" calcext:value-type="float">
            <text:p>0,824104234527687</text:p>
          </table:table-cell>
          <table:table-cell office:value-type="float" office:value="0.961449213626733" calcext:value-type="float">
            <text:p>0,961449213626733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89753069196429" calcext:value-type="float">
            <text:p>0,889753069196429</text:p>
          </table:table-cell>
          <table:table-cell office:value-type="float" office:value="0.935919004068149" calcext:value-type="float">
            <text:p>0,935919004068149</text:p>
          </table:table-cell>
          <table:table-cell office:value-type="float" office:value="0.828764897074756" calcext:value-type="float">
            <text:p>0,828764897074756</text:p>
          </table:table-cell>
          <table:table-cell office:value-type="float" office:value="0.707599093473937" calcext:value-type="float">
            <text:p>0,707599093473937</text:p>
          </table:table-cell>
          <table:table-cell office:value-type="float" office:value="0.743626509830607" calcext:value-type="float">
            <text:p>0,743626509830607</text:p>
          </table:table-cell>
          <table:table-cell office:value-type="float" office:value="0.971512489631634" calcext:value-type="float">
            <text:p>0,971512489631634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70265415736607" calcext:value-type="float">
            <text:p>0,870265415736607</text:p>
          </table:table-cell>
          <table:table-cell office:value-type="float" office:value="0.714543710141656" calcext:value-type="float">
            <text:p>0,714543710141656</text:p>
          </table:table-cell>
          <table:table-cell office:value-type="float" office:value="0.7729194328709" calcext:value-type="float">
            <text:p>0,7729194328709</text:p>
          </table:table-cell>
          <table:table-cell office:value-type="float" office:value="0.629884828735604" calcext:value-type="float">
            <text:p>0,629884828735604</text:p>
          </table:table-cell>
          <table:table-cell office:value-type="float" office:value="0.841681901279707" calcext:value-type="float">
            <text:p>0,841681901279707</text:p>
          </table:table-cell>
          <table:table-cell office:value-type="float" office:value="0.880429771993901" calcext:value-type="float">
            <text:p>0,88042977199390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97617885044643" calcext:value-type="float">
            <text:p>0,897617885044643</text:p>
          </table:table-cell>
          <table:table-cell office:value-type="float" office:value="0.826224853500876" calcext:value-type="float">
            <text:p>0,826224853500876</text:p>
          </table:table-cell>
          <table:table-cell office:value-type="float" office:value="0.823290392487358" calcext:value-type="float">
            <text:p>0,823290392487358</text:p>
          </table:table-cell>
          <table:table-cell office:value-type="float" office:value="0.699654687300166" calcext:value-type="float">
            <text:p>0,699654687300166</text:p>
          </table:table-cell>
          <table:table-cell office:value-type="float" office:value="0.820376702057465" calcext:value-type="float">
            <text:p>0,820376702057465</text:p>
          </table:table-cell>
          <table:table-cell office:value-type="float" office:value="0.929277407616846" calcext:value-type="float">
            <text:p>0,929277407616846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67396763392857" calcext:value-type="float">
            <text:p>0,867396763392857</text:p>
          </table:table-cell>
          <table:table-cell office:value-type="float" office:value="0.664885350492134" calcext:value-type="float">
            <text:p>0,664885350492134</text:p>
          </table:table-cell>
          <table:table-cell office:value-type="float" office:value="0.762300718974679" calcext:value-type="float">
            <text:p>0,762300718974679</text:p>
          </table:table-cell>
          <table:table-cell office:value-type="float" office:value="0.615901399201899" calcext:value-type="float">
            <text:p>0,615901399201899</text:p>
          </table:table-cell>
          <table:table-cell office:value-type="float" office:value="0.893161923598139" calcext:value-type="float">
            <text:p>0,893161923598139</text:p>
          </table:table-cell>
          <table:table-cell office:value-type="float" office:value="0.859346569777422" calcext:value-type="float">
            <text:p>0,859346569777422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64911760602679" calcext:value-type="float">
            <text:p>0,864911760602679</text:p>
          </table:table-cell>
          <table:table-cell office:value-type="float" office:value="0.934364861492388" calcext:value-type="float">
            <text:p>0,934364861492388</text:p>
          </table:table-cell>
          <table:table-cell office:value-type="float" office:value="0.813078361585329" calcext:value-type="float">
            <text:p>0,813078361585329</text:p>
          </table:table-cell>
          <table:table-cell office:value-type="float" office:value="0.68503120616398" calcext:value-type="float">
            <text:p>0,68503120616398</text:p>
          </table:table-cell>
          <table:table-cell office:value-type="float" office:value="0.719661697492632" calcext:value-type="float">
            <text:p>0,719661697492632</text:p>
          </table:table-cell>
          <table:table-cell office:value-type="float" office:value="0.965122447175316" calcext:value-type="float">
            <text:p>0,96512244717531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59305245535714" calcext:value-type="float">
            <text:p>0,859305245535714</text:p>
          </table:table-cell>
          <table:table-cell office:value-type="float" office:value="0.920536321230163" calcext:value-type="float">
            <text:p>0,920536321230163</text:p>
          </table:table-cell>
          <table:table-cell office:value-type="float" office:value="0.829569699402184" calcext:value-type="float">
            <text:p>0,829569699402184</text:p>
          </table:table-cell>
          <table:table-cell office:value-type="float" office:value="0.708773259696428" calcext:value-type="float">
            <text:p>0,708773259696428</text:p>
          </table:table-cell>
          <table:table-cell office:value-type="float" office:value="0.754964723071304" calcext:value-type="float">
            <text:p>0,754964723071304</text:p>
          </table:table-cell>
          <table:table-cell office:value-type="float" office:value="0.9459079957237" calcext:value-type="float">
            <text:p>0,9459079957237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4368024553571" calcext:value-type="float">
            <text:p>0,834368024553571</text:p>
          </table:table-cell>
          <table:table-cell office:value-type="float" office:value="0.898514851485149" calcext:value-type="float">
            <text:p>0,898514851485149</text:p>
          </table:table-cell>
          <table:table-cell office:value-type="float" office:value="0.836635706914345" calcext:value-type="float">
            <text:p>0,836635706914345</text:p>
          </table:table-cell>
          <table:table-cell office:value-type="float" office:value="0.719151956001064" calcext:value-type="float">
            <text:p>0,719151956001064</text:p>
          </table:table-cell>
          <table:table-cell office:value-type="float" office:value="0.782730432543769" calcext:value-type="float">
            <text:p>0,782730432543769</text:p>
          </table:table-cell>
          <table:table-cell office:value-type="float" office:value="0.895440012180268" calcext:value-type="float">
            <text:p>0,89544001218026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82734026227679" calcext:value-type="float">
            <text:p>0,882734026227679</text:p>
          </table:table-cell>
          <table:table-cell office:value-type="float" office:value="0.755882028056998" calcext:value-type="float">
            <text:p>0,755882028056998</text:p>
          </table:table-cell>
          <table:table-cell office:value-type="float" office:value="0.753261049039573" calcext:value-type="float">
            <text:p>0,753261049039573</text:p>
          </table:table-cell>
          <table:table-cell office:value-type="float" office:value="0.604185060921773" calcext:value-type="float">
            <text:p>0,604185060921773</text:p>
          </table:table-cell>
          <table:table-cell office:value-type="float" office:value="0.750658183413778" calcext:value-type="float">
            <text:p>0,750658183413778</text:p>
          </table:table-cell>
          <table:table-cell office:value-type="float" office:value="0.924089764140142" calcext:value-type="float">
            <text:p>0,924089764140142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5688825334821" calcext:value-type="float">
            <text:p>0,875688825334821</text:p>
          </table:table-cell>
          <table:table-cell office:value-type="float" office:value="0.918565144308144" calcext:value-type="float">
            <text:p>0,918565144308144</text:p>
          </table:table-cell>
          <table:table-cell office:value-type="float" office:value="0.782750476190476" calcext:value-type="float">
            <text:p>0,782750476190476</text:p>
          </table:table-cell>
          <table:table-cell office:value-type="float" office:value="0.643048496532385" calcext:value-type="float">
            <text:p>0,643048496532385</text:p>
          </table:table-cell>
          <table:table-cell office:value-type="float" office:value="0.681924384027188" calcext:value-type="float">
            <text:p>0,681924384027188</text:p>
          </table:table-cell>
          <table:table-cell office:value-type="float" office:value="0.97043778562526" calcext:value-type="float">
            <text:p>0,9704377856252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44961983816964" calcext:value-type="float">
            <text:p>0,844961983816964</text:p>
          </table:table-cell>
          <table:table-cell office:value-type="float" office:value="0.703337112738639" calcext:value-type="float">
            <text:p>0,703337112738639</text:p>
          </table:table-cell>
          <table:table-cell office:value-type="float" office:value="0.720797676061867" calcext:value-type="float">
            <text:p>0,720797676061867</text:p>
          </table:table-cell>
          <table:table-cell office:value-type="float" office:value="0.563474332850514" calcext:value-type="float">
            <text:p>0,563474332850514</text:p>
          </table:table-cell>
          <table:table-cell office:value-type="float" office:value="0.739147236892954" calcext:value-type="float">
            <text:p>0,739147236892954</text:p>
          </table:table-cell>
          <table:table-cell office:value-type="float" office:value="0.884248409775695" calcext:value-type="float">
            <text:p>0,884248409775695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75095912388393" calcext:value-type="float">
            <text:p>0,875095912388393</text:p>
          </table:table-cell>
          <table:table-cell office:value-type="float" office:value="0.711350125425243" calcext:value-type="float">
            <text:p>0,711350125425243</text:p>
          </table:table-cell>
          <table:table-cell office:value-type="float" office:value="0.742943277047033" calcext:value-type="float">
            <text:p>0,742943277047033</text:p>
          </table:table-cell>
          <table:table-cell office:value-type="float" office:value="0.591018100839376" calcext:value-type="float">
            <text:p>0,591018100839376</text:p>
          </table:table-cell>
          <table:table-cell office:value-type="float" office:value="0.777473146548486" calcext:value-type="float">
            <text:p>0,777473146548486</text:p>
          </table:table-cell>
          <table:table-cell office:value-type="float" office:value="0.904612659262792" calcext:value-type="float">
            <text:p>0,904612659262792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911577497209821" calcext:value-type="float">
            <text:p>0,911577497209821</text:p>
          </table:table-cell>
          <table:table-cell office:value-type="float" office:value="0.715024080817573" calcext:value-type="float">
            <text:p>0,715024080817573</text:p>
          </table:table-cell>
          <table:table-cell office:value-type="float" office:value="0.78267578166856" calcext:value-type="float">
            <text:p>0,78267578166856</text:p>
          </table:table-cell>
          <table:table-cell office:value-type="float" office:value="0.642947679740863" calcext:value-type="float">
            <text:p>0,642947679740863</text:p>
          </table:table-cell>
          <table:table-cell office:value-type="float" office:value="0.864466957015717" calcext:value-type="float">
            <text:p>0,864466957015717</text:p>
          </table:table-cell>
          <table:table-cell office:value-type="float" office:value="0.922213671925099" calcext:value-type="float">
            <text:p>0,922213671925099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90729631696429" calcext:value-type="float">
            <text:p>0,890729631696429</text:p>
          </table:table-cell>
          <table:table-cell office:value-type="float" office:value="0.688819147468616" calcext:value-type="float">
            <text:p>0,688819147468616</text:p>
          </table:table-cell>
          <table:table-cell office:value-type="float" office:value="0.761195167498761" calcext:value-type="float">
            <text:p>0,761195167498761</text:p>
          </table:table-cell>
          <table:table-cell office:value-type="float" office:value="0.6144593139517" calcext:value-type="float">
            <text:p>0,6144593139517</text:p>
          </table:table-cell>
          <table:table-cell office:value-type="float" office:value="0.850566391278426" calcext:value-type="float">
            <text:p>0,850566391278426</text:p>
          </table:table-cell>
          <table:table-cell office:value-type="float" office:value="0.901070105036949" calcext:value-type="float">
            <text:p>0,9010701050369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873992919921875" calcext:value-type="float">
            <text:p>0,873992919921875</text:p>
          </table:table-cell>
          <table:table-cell table:style-name="ce3" table:formula="of:=AVERAGE([.D2:.D25])" office:value-type="float" office:value="0.843021423796288" calcext:value-type="float">
            <text:p>0,843021423796288</text:p>
          </table:table-cell>
          <table:table-cell table:style-name="ce3" table:formula="of:=AVERAGE([.E2:.E25])" office:value-type="float" office:value="0.799590078480191" calcext:value-type="float">
            <text:p>0,799590078480191</text:p>
          </table:table-cell>
          <table:table-cell table:style-name="ce3" table:formula="of:=AVERAGE([.F2:.F25])" office:value-type="float" office:value="0.668372060317404" calcext:value-type="float">
            <text:p>0,668372060317404</text:p>
          </table:table-cell>
          <table:table-cell table:style-name="ce3" table:formula="of:=AVERAGE([.G2:.G25])" office:value-type="float" office:value="0.773102257965396" calcext:value-type="float">
            <text:p>0,773102257965396</text:p>
          </table:table-cell>
          <table:table-cell table:style-name="ce3" table:formula="of:=AVERAGE([.H2:.H25])" office:value-type="float" office:value="0.931456141532481" calcext:value-type="float">
            <text:p>0,931456141532481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81532214936756" calcext:value-type="float">
            <text:p>0,881532214936756</text:p>
          </table:table-cell>
          <table:table-cell table:formula="of:=AVERAGE([.D8:.D13])" office:value-type="float" office:value="0.894100453493743" calcext:value-type="float">
            <text:p>0,894100453493743</text:p>
          </table:table-cell>
          <table:table-cell table:formula="of:=AVERAGE([.E8:.E13])" office:value-type="float" office:value="0.797952227139229" calcext:value-type="float">
            <text:p>0,797952227139229</text:p>
          </table:table-cell>
          <table:table-cell table:formula="of:=AVERAGE([.F8:.F13])" office:value-type="float" office:value="0.665588983086416" calcext:value-type="float">
            <text:p>0,665588983086416</text:p>
          </table:table-cell>
          <table:table-cell table:formula="of:=AVERAGE([.G8:.G13])" office:value-type="float" office:value="0.7270477038698" calcext:value-type="float">
            <text:p>0,7270477038698</text:p>
          </table:table-cell>
          <table:table-cell table:formula="of:=AVERAGE([.H8:.H13])" office:value-type="float" office:value="0.964416774985432" calcext:value-type="float">
            <text:p>0,96441677498543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68663969494047" calcext:value-type="float">
            <text:p>0,868663969494047</text:p>
          </table:table-cell>
          <table:table-cell table:formula="of:=AVERAGE([.D2:.D7])" office:value-type="float" office:value="0.902643977165145" calcext:value-type="float">
            <text:p>0,902643977165145</text:p>
          </table:table-cell>
          <table:table-cell table:formula="of:=AVERAGE([.E2:.E7])" office:value-type="float" office:value="0.836838463491357" calcext:value-type="float">
            <text:p>0,836838463491357</text:p>
          </table:table-cell>
          <table:table-cell table:formula="of:=AVERAGE([.F2:.F7])" office:value-type="float" office:value="0.72164420452724" calcext:value-type="float">
            <text:p>0,72164420452724</text:p>
          </table:table-cell>
          <table:table-cell table:formula="of:=AVERAGE([.G2:.G7])" office:value-type="float" office:value="0.785892381455191" calcext:value-type="float">
            <text:p>0,785892381455191</text:p>
          </table:table-cell>
          <table:table-cell table:formula="of:=AVERAGE([.H2:.H7])" office:value-type="float" office:value="0.931041691105593" calcext:value-type="float">
            <text:p>0,9310416911055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65644182477679" calcext:value-type="float">
            <text:p>0,865644182477679</text:p>
          </table:table-cell>
          <table:table-cell table:formula="of:=AVERAGE([.D14:.D19])" office:value-type="float" office:value="0.826511658057061" calcext:value-type="float">
            <text:p>0,826511658057061</text:p>
          </table:table-cell>
          <table:table-cell table:formula="of:=AVERAGE([.E14:.E19])" office:value-type="float" office:value="0.806299052039133" calcext:value-type="float">
            <text:p>0,806299052039133</text:p>
          </table:table-cell>
          <table:table-cell table:formula="of:=AVERAGE([.F14:.F19])" office:value-type="float" office:value="0.67639955618319" calcext:value-type="float">
            <text:p>0,67639955618319</text:p>
          </table:table-cell>
          <table:table-cell table:formula="of:=AVERAGE([.G14:.G19])" office:value-type="float" office:value="0.802096230007169" calcext:value-type="float">
            <text:p>0,802096230007169</text:p>
          </table:table-cell>
          <table:table-cell table:formula="of:=AVERAGE([.H14:.H19])" office:value-type="float" office:value="0.912587367411242" calcext:value-type="float">
            <text:p>0,91258736741124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80131312779018" calcext:value-type="float">
            <text:p>0,880131312779018</text:p>
          </table:table-cell>
          <table:table-cell table:formula="of:=AVERAGE([.D20:.D25])" office:value-type="float" office:value="0.748829606469202" calcext:value-type="float">
            <text:p>0,748829606469202</text:p>
          </table:table-cell>
          <table:table-cell table:formula="of:=AVERAGE([.E20:.E25])" office:value-type="float" office:value="0.757270571251045" calcext:value-type="float">
            <text:p>0,757270571251045</text:p>
          </table:table-cell>
          <table:table-cell table:formula="of:=AVERAGE([.F20:.F25])" office:value-type="float" office:value="0.609855497472769" calcext:value-type="float">
            <text:p>0,609855497472769</text:p>
          </table:table-cell>
          <table:table-cell table:formula="of:=AVERAGE([.G20:.G25])" office:value-type="float" office:value="0.777372716529425" calcext:value-type="float">
            <text:p>0,777372716529425</text:p>
          </table:table-cell>
          <table:table-cell table:formula="of:=AVERAGE([.H20:.H25])" office:value-type="float" office:value="0.917778732627656" calcext:value-type="float">
            <text:p>0,917778732627656</text:p>
          </table:table-cell>
        </table:table-row>
      </table:table>
      <table:table table:name="1-unet_based (basic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string" office:string-value="" calcext:value-type="error">
            <text:p>#DIV/0!</text:p>
          </table:table-cell>
          <table:table-cell table:style-name="ce3" table:formula="of:=AVERAGE([.D2:.D25])" office:value-type="string" office:string-value="" calcext:value-type="error">
            <text:p>#DIV/0!</text:p>
          </table:table-cell>
          <table:table-cell table:style-name="ce3" table:formula="of:=AVERAGE([.E2:.E25])" office:value-type="string" office:string-value="" calcext:value-type="error">
            <text:p>#DIV/0!</text:p>
          </table:table-cell>
          <table:table-cell table:style-name="ce3" table:formula="of:=AVERAGE([.F2:.F25])" office:value-type="string" office:string-value="" calcext:value-type="error">
            <text:p>#DIV/0!</text:p>
          </table:table-cell>
          <table:table-cell table:style-name="ce3" table:formula="of:=AVERAGE([.G2:.G25])" office:value-type="string" office:string-value="" calcext:value-type="error">
            <text:p>#DIV/0!</text:p>
          </table:table-cell>
          <table:table-cell table:style-name="ce3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2-de_oliveira_et_al_(2013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string" office:string-value="" calcext:value-type="error">
            <text:p>#DIV/0!</text:p>
          </table:table-cell>
          <table:table-cell table:style-name="ce3" table:formula="of:=AVERAGE([.D2:.D25])" office:value-type="string" office:string-value="" calcext:value-type="error">
            <text:p>#DIV/0!</text:p>
          </table:table-cell>
          <table:table-cell table:style-name="ce3" table:formula="of:=AVERAGE([.E2:.E25])" office:value-type="string" office:string-value="" calcext:value-type="error">
            <text:p>#DIV/0!</text:p>
          </table:table-cell>
          <table:table-cell table:style-name="ce3" table:formula="of:=AVERAGE([.F2:.F25])" office:value-type="string" office:string-value="" calcext:value-type="error">
            <text:p>#DIV/0!</text:p>
          </table:table-cell>
          <table:table-cell table:style-name="ce3" table:formula="of:=AVERAGE([.G2:.G25])" office:value-type="string" office:string-value="" calcext:value-type="error">
            <text:p>#DIV/0!</text:p>
          </table:table-cell>
          <table:table-cell table:style-name="ce3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3-phoulady_et_al_(2016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string" office:string-value="" calcext:value-type="error">
            <text:p>#DIV/0!</text:p>
          </table:table-cell>
          <table:table-cell table:style-name="ce3" table:formula="of:=AVERAGE([.D2:.D25])" office:value-type="string" office:string-value="" calcext:value-type="error">
            <text:p>#DIV/0!</text:p>
          </table:table-cell>
          <table:table-cell table:style-name="ce3" table:formula="of:=AVERAGE([.E2:.E25])" office:value-type="string" office:string-value="" calcext:value-type="error">
            <text:p>#DIV/0!</text:p>
          </table:table-cell>
          <table:table-cell table:style-name="ce3" table:formula="of:=AVERAGE([.F2:.F25])" office:value-type="string" office:string-value="" calcext:value-type="error">
            <text:p>#DIV/0!</text:p>
          </table:table-cell>
          <table:table-cell table:style-name="ce3" table:formula="of:=AVERAGE([.G2:.G25])" office:value-type="string" office:string-value="" calcext:value-type="error">
            <text:p>#DIV/0!</text:p>
          </table:table-cell>
          <table:table-cell table:style-name="ce3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4-vahadane_and_sethi_(2013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string" office:string-value="" calcext:value-type="error">
            <text:p>#DIV/0!</text:p>
          </table:table-cell>
          <table:table-cell table:style-name="ce3" table:formula="of:=AVERAGE([.D2:.D25])" office:value-type="string" office:string-value="" calcext:value-type="error">
            <text:p>#DIV/0!</text:p>
          </table:table-cell>
          <table:table-cell table:style-name="ce3" table:formula="of:=AVERAGE([.E2:.E25])" office:value-type="string" office:string-value="" calcext:value-type="error">
            <text:p>#DIV/0!</text:p>
          </table:table-cell>
          <table:table-cell table:style-name="ce3" table:formula="of:=AVERAGE([.F2:.F25])" office:value-type="string" office:string-value="" calcext:value-type="error">
            <text:p>#DIV/0!</text:p>
          </table:table-cell>
          <table:table-cell table:style-name="ce3" table:formula="of:=AVERAGE([.G2:.G25])" office:value-type="string" office:string-value="" calcext:value-type="error">
            <text:p>#DIV/0!</text:p>
          </table:table-cell>
          <table:table-cell table:style-name="ce3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5-wienert_et_al_(2012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string" office:string-value="" calcext:value-type="error">
            <text:p>#DIV/0!</text:p>
          </table:table-cell>
          <table:table-cell table:style-name="ce3" table:formula="of:=AVERAGE([.D2:.D25])" office:value-type="string" office:string-value="" calcext:value-type="error">
            <text:p>#DIV/0!</text:p>
          </table:table-cell>
          <table:table-cell table:style-name="ce3" table:formula="of:=AVERAGE([.E2:.E25])" office:value-type="string" office:string-value="" calcext:value-type="error">
            <text:p>#DIV/0!</text:p>
          </table:table-cell>
          <table:table-cell table:style-name="ce3" table:formula="of:=AVERAGE([.F2:.F25])" office:value-type="string" office:string-value="" calcext:value-type="error">
            <text:p>#DIV/0!</text:p>
          </table:table-cell>
          <table:table-cell table:style-name="ce3" table:formula="of:=AVERAGE([.G2:.G25])" office:value-type="string" office:string-value="" calcext:value-type="error">
            <text:p>#DIV/0!</text:p>
          </table:table-cell>
          <table:table-cell table:style-name="ce3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23:03:37.959432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6:08.974697713</meta:creation-date>
    <dc:date>2019-10-30T23:05:39.659189372</dc:date>
    <meta:editing-duration>PT55M34S</meta:editing-duration>
    <meta:editing-cycles>10</meta:editing-cycles>
    <meta:generator>LibreOffice/6.0.7.3$Linux_X86_64 LibreOffice_project/00m0$Build-3</meta:generator>
    <meta:document-statistic meta:table-count="7" meta:cell-count="781" meta:object-count="0"/>
  </office:meta>
</office:document-meta>
</file>